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414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00b8ff" draw:opacity="60%" draw:textarea-horizontal-align="justify" draw:textarea-vertical-align="middle" draw:auto-grow-height="false" draw:shadow-opacity="60%"/>
    </style:style>
    <style:style style:name="gr5" style:family="graphic" style:parent-style-name="standard">
      <style:graphic-properties draw:marker-start="" draw:marker-start-width="0.3cm" draw:marker-end="Circle" draw:marker-end-width="0.3cm" draw:textarea-vertical-align="middle"/>
    </style:style>
    <style:style style:name="gr6" style:family="graphic" style:parent-style-name="standard">
      <style:graphic-properties draw:marker-start="" draw:marker-start-width="0.3cm" draw:marker-end="Half_20_Circle_20_unfilled"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0.5pt" style:font-size-asian="10.5pt" style:font-size-complex="10.5pt"/>
    </style:style>
    <style:style style:name="P4" style:family="paragraph">
      <style:paragraph-properties fo:text-align="center"/>
      <style:text-properties fo:font-size="10.5pt" fo:font-weight="bold" style:font-size-asian="10.5pt" style:font-weight-asian="bold" style:font-size-complex="10.5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0.5pt" fo:font-weight="bold" style:font-size-asian="10.5pt" style:font-weight-asian="bold" style:font-size-complex="10.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418cm" svg:y1="13.266cm" svg:x2="4.438cm" svg:y2="14.071cm">
          <text:p/>
        </draw:line>
        <draw:frame draw:style-name="gr2" draw:text-style-name="P2" draw:layer="layout" svg:width="1.535cm" svg:height="0.725cm" svg:x="4.709cm" svg:y="10.16cm">
          <draw:text-box>
            <text:p text:style-name="P1"><text:span text:style-name="T1">input</text:span></text:p>
          </draw:text-box>
        </draw:frame>
        <draw:custom-shape draw:style-name="gr3" draw:text-style-name="P4" draw:layer="layout" svg:width="2.864cm" svg:height="1.357cm" svg:x="3.031cm" svg:y="8.523cm">
          <text:p text:style-name="P3"><text:span text:style-name="T2">Android Source</text:span></text:p>
          <text:p text:style-name="P3"><text:span text:style-name="T2">Code App</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2" draw:layer="layout" svg:width="5.037cm" svg:height="2.247cm" svg:x="2.067cm" svg:y="11.009cm">
          <text:p text:style-name="P1"><text:span text:style-name="T1"/></text:p>
          <text:p text:style-name="P1"><text:span text:style-name="T1">Static Analysis</text:span></text:p>
          <text:p text:style-name="P1"><text:span text:style-name="T1">Tool</text:span></text:p>
          <text:p text:style-name="P1"><text:span text:style-name="T1"/></text:p>
          <draw:enhanced-geometry svg:viewBox="0 0 21600 21600" draw:mirror-horizontal="false" draw:mirror-vertical="false" draw:type="rectangle" draw:enhanced-path="M 0 0 L 21600 0 21600 21600 0 21600 0 0 Z N"/>
        </draw:custom-shape>
        <draw:line draw:style-name="gr5" draw:text-style-name="P1" draw:layer="layout" svg:x1="4.355cm" svg:y1="9.948cm" svg:x2="4.355cm" svg:y2="10.551cm">
          <text:p/>
        </draw:line>
        <draw:line draw:style-name="gr6" draw:text-style-name="P1" draw:layer="layout" svg:x1="4.353cm" svg:y1="10.985cm" svg:x2="4.346cm" svg:y2="10.524cm">
          <text:p/>
        </draw:line>
        <draw:custom-shape draw:style-name="gr3" draw:text-style-name="P4" draw:layer="layout" svg:width="2.864cm" svg:height="1.357cm" svg:x="3.031cm" svg:y="14.148cm">
          <text:p text:style-name="P3"><text:span text:style-name="T2">Analized </text:span></text:p>
          <text:p text:style-name="P3"><text:span text:style-name="T2">Android</text:span></text:p>
          <text:p text:style-name="P3"><text:span text:style-name="T2">Code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2" draw:layer="layout" svg:width="1.814cm" svg:height="0.725cm" svg:x="4.711cm" svg:y="13.376cm">
          <draw:text-box>
            <text:p text:style-name="P1"><text:span text:style-name="T1">outpu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CO"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8-25T07:42:03</meta:creation-date>
    <dc:date>2014-11-12T19:53:23</dc:date>
    <meta:editing-duration>PT50M29S</meta:editing-duration>
    <meta:editing-cycles>7</meta:editing-cycles>
    <meta:generator>LibreOffice/3.5$Linux_X86_64 LibreOffice_project/350m1$Build-2</meta:generator>
    <meta:document-statistic meta:object-count="8"/>
  </office:meta>
</office:document-meta>
</file>